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3.9256in"/>
    </style:style>
    <style:style style:name="ro1" style:family="table-row">
      <style:table-row-properties style:row-height="0.211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style:font-name="Calibri" style:font-name-asian="WenQuanYi Micro Hei" style:font-name-complex="Calibri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 (pix)</text:p>
          </table:table-cell>
          <table:table-cell office:value-type="string">
            <text:p>y (pix)</text:p>
          </table:table-cell>
          <table:table-cell office:value-type="string">
            <text:p>X (m)</text:p>
          </table:table-cell>
          <table:table-cell office:value-type="string">
            <text:p>Y (m)</text:p>
          </table:table-cell>
          <table:table-cell office:value-type="string">
            <text:p>type (H,O,I)</text:p>
          </table:table-cell>
          <table:table-cell office:value-type="string">
            <text:p>neighbors</text:p>
          </table:table-cell>
          <table:table-cell table:number-columns-repeated="2"/>
          <table:table-cell office:value-type="string">
            <text:p>URL</text:p>
          </table:table-cell>
          <table:table-cell table:number-columns-repeated="1014"/>
        </table:table-row>
        <table:table-row table:style-name="ro2">
          <table:table-cell office:value-type="string">
            <text:p>SWLounge</text:p>
          </table:table-cell>
          <table:table-cell table:number-columns-repeated="2"/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table:number-columns-repeated="2"/>
          <table:table-cell office:value-type="string">
            <text:p>http://www.cs.rit.edu/~robotlab/SWLounge</text:p>
          </table:table-cell>
          <table:table-cell table:number-columns-repeated="1014"/>
        </table:table-row>
        <table:table-row table:style-name="ro2">
          <table:table-cell office:value-type="string">
            <text:p>SWInter</text:p>
          </table:table-cell>
          <table:table-cell table:number-columns-repeated="2"/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H</text:p>
          </table:table-cell>
          <table:table-cell office:value-type="string">
            <text:p>SWLounge</text:p>
          </table:table-cell>
          <table:table-cell office:value-type="string">
            <text:p>SHallW</text:p>
          </table:table-cell>
          <table:table-cell office:value-type="string">
            <text:p>WHall1</text:p>
          </table:table-cell>
          <table:table-cell office:value-type="string">
            <text:p>SWInter</text:p>
          </table:table-cell>
          <table:table-cell table:number-columns-repeated="1014"/>
        </table:table-row>
        <table:table-row table:style-name="ro2">
          <table:table-cell office:value-type="string">
            <text:p>WHall1</text:p>
          </table:table-cell>
          <table:table-cell table:number-columns-repeated="2"/>
          <table:table-cell table:formula="of:=-((4096/2)-[.B4])*0.0328" office:value-type="float" office:value="-67.1744">
            <text:p>-67.1744</text:p>
          </table:table-cell>
          <table:table-cell table:formula="of:=((1440/2)-[.C4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WHall2</text:p>
          </table:table-cell>
          <table:table-cell/>
          <table:table-cell office:value-type="string">
            <text:p>WHall1</text:p>
          </table:table-cell>
          <table:table-cell table:number-columns-repeated="1014"/>
        </table:table-row>
        <table:table-row table:style-name="ro1">
          <table:table-cell office:value-type="string">
            <text:p>WHall2</text:p>
          </table:table-cell>
          <table:table-cell table:number-columns-repeated="2"/>
          <table:table-cell table:formula="of:=-((4096/2)-[.B5])*0.0328" office:value-type="float" office:value="-67.1744">
            <text:p>-67.1744</text:p>
          </table:table-cell>
          <table:table-cell table:formula="of:=((1440/2)-[.C5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1</text:p>
          </table:table-cell>
          <table:table-cell office:value-type="string">
            <text:p>WHall3</text:p>
          </table:table-cell>
          <table:table-cell/>
          <table:table-cell office:value-type="string">
            <text:p>WHall2</text:p>
          </table:table-cell>
          <table:table-cell table:number-columns-repeated="1014"/>
        </table:table-row>
        <table:table-row table:style-name="ro1">
          <table:table-cell office:value-type="string">
            <text:p>WHall3</text:p>
          </table:table-cell>
          <table:table-cell table:number-columns-repeated="2"/>
          <table:table-cell table:formula="of:=-((4096/2)-[.B6])*0.0328" office:value-type="float" office:value="-67.1744">
            <text:p>-67.1744</text:p>
          </table:table-cell>
          <table:table-cell table:formula="of:=((1440/2)-[.C6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2</text:p>
          </table:table-cell>
          <table:table-cell office:value-type="string">
            <text:p>WHall4</text:p>
          </table:table-cell>
          <table:table-cell/>
          <table:table-cell office:value-type="string">
            <text:p>WHall3</text:p>
          </table:table-cell>
          <table:table-cell table:number-columns-repeated="1014"/>
        </table:table-row>
        <table:table-row table:style-name="ro1">
          <table:table-cell office:value-type="string">
            <text:p>WHall4</text:p>
          </table:table-cell>
          <table:table-cell table:number-columns-repeated="2"/>
          <table:table-cell table:formula="of:=-((4096/2)-[.B7])*0.0328" office:value-type="float" office:value="-67.1744">
            <text:p>-67.1744</text:p>
          </table:table-cell>
          <table:table-cell table:formula="of:=((1440/2)-[.C7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3</text:p>
          </table:table-cell>
          <table:table-cell office:value-type="string">
            <text:p>WHall5</text:p>
          </table:table-cell>
          <table:table-cell/>
          <table:table-cell office:value-type="string">
            <text:p>WHall4</text:p>
          </table:table-cell>
          <table:table-cell table:number-columns-repeated="1014"/>
        </table:table-row>
        <table:table-row table:style-name="ro1">
          <table:table-cell office:value-type="string">
            <text:p>WHall5</text:p>
          </table:table-cell>
          <table:table-cell table:number-columns-repeated="2"/>
          <table:table-cell table:formula="of:=-((4096/2)-[.B8])*0.0328" office:value-type="float" office:value="-67.1744">
            <text:p>-67.1744</text:p>
          </table:table-cell>
          <table:table-cell table:formula="of:=((1440/2)-[.C8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4</text:p>
          </table:table-cell>
          <table:table-cell office:value-type="string">
            <text:p>WHall6</text:p>
          </table:table-cell>
          <table:table-cell/>
          <table:table-cell office:value-type="string">
            <text:p>WHall5</text:p>
          </table:table-cell>
          <table:table-cell table:number-columns-repeated="1014"/>
        </table:table-row>
        <table:table-row table:style-name="ro2">
          <table:table-cell office:value-type="string">
            <text:p>WHall6</text:p>
          </table:table-cell>
          <table:table-cell table:number-columns-repeated="2"/>
          <table:table-cell table:formula="of:=-((4096/2)-[.B9])*0.0328" office:value-type="float" office:value="-67.1744">
            <text:p>-67.1744</text:p>
          </table:table-cell>
          <table:table-cell table:formula="of:=((1440/2)-[.C9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5</text:p>
          </table:table-cell>
          <table:table-cell office:value-type="string">
            <text:p>WInter</text:p>
          </table:table-cell>
          <table:table-cell/>
          <table:table-cell office:value-type="string">
            <text:p>WHall6</text:p>
          </table:table-cell>
          <table:table-cell table:number-columns-repeated="1014"/>
        </table:table-row>
        <table:table-row table:style-name="ro2">
          <table:table-cell office:value-type="string">
            <text:p>WInter</text:p>
          </table:table-cell>
          <table:table-cell table:number-columns-repeated="2"/>
          <table:table-cell table:formula="of:=-((4096/2)-[.B10])*0.0328" office:value-type="float" office:value="-67.1744">
            <text:p>-67.1744</text:p>
          </table:table-cell>
          <table:table-cell table:formula="of:=((1440/2)-[.C10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Hall6</text:p>
          </table:table-cell>
          <table:table-cell office:value-type="string">
            <text:p>VendDoor</text:p>
          </table:table-cell>
          <table:table-cell office:value-type="string">
            <text:p>ShortHall</text:p>
          </table:table-cell>
          <table:table-cell office:value-type="string">
            <text:p>WInter</text:p>
          </table:table-cell>
          <table:table-cell table:number-columns-repeated="1014"/>
        </table:table-row>
        <table:table-row table:style-name="ro2">
          <table:table-cell office:value-type="string">
            <text:p>VendDoor</text:p>
          </table:table-cell>
          <table:table-cell table:number-columns-repeated="2"/>
          <table:table-cell table:formula="of:=-((4096/2)-[.B11])*0.0328" office:value-type="float" office:value="-67.1744">
            <text:p>-67.1744</text:p>
          </table:table-cell>
          <table:table-cell table:formula="of:=((1440/2)-[.C11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NWDoor</text:p>
          </table:table-cell>
          <table:table-cell/>
          <table:table-cell office:value-type="string">
            <text:p>VendDoor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NWDoor</text:p>
          </table:table-cell>
          <table:table-cell table:number-columns-repeated="2"/>
          <table:table-cell table:formula="of:=-((4096/2)-[.B12])*0.0328" office:value-type="float" office:value="-67.1744">
            <text:p>-67.1744</text:p>
          </table:table-cell>
          <table:table-cell table:formula="of:=((1440/2)-[.C12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VendDoor</text:p>
          </table:table-cell>
          <table:table-cell office:value-type="string">
            <text:p>AtriumSW</text:p>
          </table:table-cell>
          <table:table-cell office:value-type="string">
            <text:p>AtriumS1</text:p>
          </table:table-cell>
          <table:table-cell table:style-name="ce1" office:value-type="string">
            <text:p>NWDoor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AtriumSW</text:p>
          </table:table-cell>
          <table:table-cell table:number-columns-repeated="2"/>
          <table:table-cell table:formula="of:=-((4096/2)-[.B13])*0.0328" office:value-type="float" office:value="-67.1744">
            <text:p>-67.1744</text:p>
          </table:table-cell>
          <table:table-cell table:formula="of:=((1440/2)-[.C13])*0.0328" office:value-type="float" office:value="23.616">
            <text:p>23.616</text:p>
          </table:table-cell>
          <table:table-cell office:value-type="string">
            <text:p>H</text:p>
          </table:table-cell>
          <table:table-cell table:style-name="ce1" office:value-type="string">
            <text:p>AtriumS1</text:p>
          </table:table-cell>
          <table:table-cell office:value-type="string">
            <text:p>NWDoor</text:p>
          </table:table-cell>
          <table:table-cell office:value-type="string">
            <text:p>AtriumW</text:p>
          </table:table-cell>
          <table:table-cell table:style-name="ce1" office:value-type="string">
            <text:p>AtriumSW</text:p>
          </table:table-cell>
          <table:table-cell table:number-columns-repeated="1014"/>
        </table:table-row>
        <table:table-row table:style-name="ro2">
          <table:table-cell office:value-type="string">
            <text:p>AtriumS1</text:p>
          </table:table-cell>
          <table:table-cell table:number-columns-repeated="2"/>
          <table:table-cell table:formula="of:=-((4096/2)-[.B14])*0.0328" office:value-type="float" office:value="-67.1744">
            <text:p>-67.1744</text:p>
          </table:table-cell>
          <table:table-cell table:formula="of:=((1440/2)-[.C14])*0.0328" office:value-type="float" office:value="23.616">
            <text:p>23.616</text:p>
          </table:table-cell>
          <table:table-cell office:value-type="string">
            <text:p>H</text:p>
          </table:table-cell>
          <table:table-cell table:style-name="ce1" office:value-type="string">
            <text:p>NWDoor</text:p>
          </table:table-cell>
          <table:table-cell office:value-type="string">
            <text:p>AtriumSW</text:p>
          </table:table-cell>
          <table:table-cell office:value-type="string">
            <text:p>AtriumS2</text:p>
          </table:table-cell>
          <table:table-cell office:value-type="string">
            <text:p>AtriumS1</text:p>
          </table:table-cell>
          <table:table-cell table:number-columns-repeated="1014"/>
        </table:table-row>
        <table:table-row table:style-name="ro2">
          <table:table-cell office:value-type="string">
            <text:p>AtriumW</text:p>
          </table:table-cell>
          <table:table-cell table:number-columns-repeated="2"/>
          <table:table-cell table:formula="of:=-((4096/2)-[.B15])*0.0328" office:value-type="float" office:value="-67.1744">
            <text:p>-67.1744</text:p>
          </table:table-cell>
          <table:table-cell table:formula="of:=((1440/2)-[.C15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W</text:p>
          </table:table-cell>
          <table:table-cell office:value-type="string">
            <text:p>AtriumNW</text:p>
          </table:table-cell>
          <table:table-cell/>
          <table:table-cell office:value-type="string">
            <text:p>AtriumW</text:p>
          </table:table-cell>
          <table:table-cell table:number-columns-repeated="1014"/>
        </table:table-row>
        <table:table-row table:style-name="ro2">
          <table:table-cell office:value-type="string">
            <text:p>AtriumNW</text:p>
          </table:table-cell>
          <table:table-cell table:number-columns-repeated="2"/>
          <table:table-cell table:formula="of:=-((4096/2)-[.B16])*0.0328" office:value-type="float" office:value="-67.1744">
            <text:p>-67.1744</text:p>
          </table:table-cell>
          <table:table-cell table:formula="of:=((1440/2)-[.C16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W</text:p>
          </table:table-cell>
          <table:table-cell table:style-name="ce1" office:value-type="string">
            <text:p>CouchesW</text:p>
          </table:table-cell>
          <table:table-cell/>
          <table:table-cell office:value-type="string">
            <text:p>AtriumNW</text:p>
          </table:table-cell>
          <table:table-cell table:number-columns-repeated="1014"/>
        </table:table-row>
        <table:table-row table:style-name="ro2">
          <table:table-cell table:style-name="ce1" office:value-type="string">
            <text:p>CouchesW</text:p>
          </table:table-cell>
          <table:table-cell table:number-columns-repeated="2"/>
          <table:table-cell table:formula="of:=-((4096/2)-[.B17])*0.0328" office:value-type="float" office:value="-67.1744">
            <text:p>-67.1744</text:p>
          </table:table-cell>
          <table:table-cell table:formula="of:=((1440/2)-[.C17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NW</text:p>
          </table:table-cell>
          <table:table-cell office:value-type="string">
            <text:p>CouchesE</text:p>
          </table:table-cell>
          <table:table-cell/>
          <table:table-cell table:style-name="ce1" office:value-type="string">
            <text:p>CouchesW</text:p>
          </table:table-cell>
          <table:table-cell table:number-columns-repeated="1014"/>
        </table:table-row>
        <table:table-row table:style-name="ro2">
          <table:table-cell office:value-type="string">
            <text:p>CouchesE</text:p>
          </table:table-cell>
          <table:table-cell table:number-columns-repeated="2"/>
          <table:table-cell table:formula="of:=-((4096/2)-[.B18])*0.0328" office:value-type="float" office:value="-67.1744">
            <text:p>-67.1744</text:p>
          </table:table-cell>
          <table:table-cell table:formula="of:=((1440/2)-[.C18])*0.0328" office:value-type="float" office:value="23.616">
            <text:p>23.616</text:p>
          </table:table-cell>
          <table:table-cell office:value-type="string">
            <text:p>H</text:p>
          </table:table-cell>
          <table:table-cell table:style-name="ce1" office:value-type="string">
            <text:p>CouchesW</text:p>
          </table:table-cell>
          <table:table-cell office:value-type="string">
            <text:p>AtriumN</text:p>
          </table:table-cell>
          <table:table-cell/>
          <table:table-cell office:value-type="string">
            <text:p>CouchesE</text:p>
          </table:table-cell>
          <table:table-cell table:number-columns-repeated="1014"/>
        </table:table-row>
        <table:table-row table:style-name="ro2">
          <table:table-cell office:value-type="string">
            <text:p>AtriumN</text:p>
          </table:table-cell>
          <table:table-cell table:number-columns-repeated="2"/>
          <table:table-cell table:formula="of:=-((4096/2)-[.B19])*0.0328" office:value-type="float" office:value="-67.1744">
            <text:p>-67.1744</text:p>
          </table:table-cell>
          <table:table-cell table:formula="of:=((1440/2)-[.C19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CouchesE</text:p>
          </table:table-cell>
          <table:table-cell office:value-type="string">
            <text:p>AtriumNE</text:p>
          </table:table-cell>
          <table:table-cell/>
          <table:table-cell office:value-type="string">
            <text:p>AtriumN</text:p>
          </table:table-cell>
          <table:table-cell table:number-columns-repeated="1014"/>
        </table:table-row>
        <table:table-row table:style-name="ro2">
          <table:table-cell office:value-type="string">
            <text:p>AtriumNE</text:p>
          </table:table-cell>
          <table:table-cell table:number-columns-repeated="2"/>
          <table:table-cell table:formula="of:=-((4096/2)-[.B20])*0.0328" office:value-type="float" office:value="-67.1744">
            <text:p>-67.1744</text:p>
          </table:table-cell>
          <table:table-cell table:formula="of:=((1440/2)-[.C20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N</text:p>
          </table:table-cell>
          <table:table-cell table:number-columns-repeated="2"/>
          <table:table-cell office:value-type="string">
            <text:p>AtriumNE</text:p>
          </table:table-cell>
          <table:table-cell table:number-columns-repeated="1014"/>
        </table:table-row>
        <table:table-row table:style-name="ro1">
          <table:table-cell office:value-type="string">
            <text:p>AtriumS2</text:p>
          </table:table-cell>
          <table:table-cell table:number-columns-repeated="2"/>
          <table:table-cell table:formula="of:=-((4096/2)-[.B21])*0.0328" office:value-type="float" office:value="-67.1744">
            <text:p>-67.1744</text:p>
          </table:table-cell>
          <table:table-cell table:formula="of:=((1440/2)-[.C21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1</text:p>
          </table:table-cell>
          <table:table-cell office:value-type="string">
            <text:p>AtriumS3</text:p>
          </table:table-cell>
          <table:table-cell/>
          <table:table-cell office:value-type="string">
            <text:p>AtriumS2</text:p>
          </table:table-cell>
          <table:table-cell table:number-columns-repeated="1014"/>
        </table:table-row>
        <table:table-row table:style-name="ro1">
          <table:table-cell office:value-type="string">
            <text:p>AtriumS3</text:p>
          </table:table-cell>
          <table:table-cell table:number-columns-repeated="2"/>
          <table:table-cell table:formula="of:=-((4096/2)-[.B22])*0.0328" office:value-type="float" office:value="-67.1744">
            <text:p>-67.1744</text:p>
          </table:table-cell>
          <table:table-cell table:formula="of:=((1440/2)-[.C22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2</text:p>
          </table:table-cell>
          <table:table-cell office:value-type="string">
            <text:p>AtriumS4</text:p>
          </table:table-cell>
          <table:table-cell/>
          <table:table-cell office:value-type="string">
            <text:p>AtriumS3</text:p>
          </table:table-cell>
          <table:table-cell table:number-columns-repeated="1014"/>
        </table:table-row>
        <table:table-row table:style-name="ro2">
          <table:table-cell office:value-type="string">
            <text:p>AtriumS4</text:p>
          </table:table-cell>
          <table:table-cell table:number-columns-repeated="2"/>
          <table:table-cell table:formula="of:=-((4096/2)-[.B23])*0.0328" office:value-type="float" office:value="-67.1744">
            <text:p>-67.1744</text:p>
          </table:table-cell>
          <table:table-cell table:formula="of:=((1440/2)-[.C23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3</text:p>
          </table:table-cell>
          <table:table-cell office:value-type="string">
            <text:p>AtriumSE</text:p>
          </table:table-cell>
          <table:table-cell/>
          <table:table-cell office:value-type="string">
            <text:p>AtriumS4</text:p>
          </table:table-cell>
          <table:table-cell table:number-columns-repeated="1014"/>
        </table:table-row>
        <table:table-row table:style-name="ro2">
          <table:table-cell office:value-type="string">
            <text:p>AtriumSE</text:p>
          </table:table-cell>
          <table:table-cell table:number-columns-repeated="2"/>
          <table:table-cell table:formula="of:=-((4096/2)-[.B24])*0.0328" office:value-type="float" office:value="-67.1744">
            <text:p>-67.1744</text:p>
          </table:table-cell>
          <table:table-cell table:formula="of:=((1440/2)-[.C24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4</text:p>
          </table:table-cell>
          <table:table-cell office:value-type="string">
            <text:p>NEDoor</text:p>
          </table:table-cell>
          <table:table-cell/>
          <table:table-cell office:value-type="string">
            <text:p>AtriumSE</text:p>
          </table:table-cell>
          <table:table-cell table:number-columns-repeated="1014"/>
        </table:table-row>
        <table:table-row table:style-name="ro2">
          <table:table-cell office:value-type="string">
            <text:p>NEDoor</text:p>
          </table:table-cell>
          <table:table-cell table:number-columns-repeated="2"/>
          <table:table-cell table:formula="of:=-((4096/2)-[.B25])*0.0328" office:value-type="float" office:value="-67.1744">
            <text:p>-67.1744</text:p>
          </table:table-cell>
          <table:table-cell table:formula="of:=((1440/2)-[.C25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/>
          <table:table-cell office:value-type="string">
            <text:p>NEDoor</text:p>
          </table:table-cell>
          <table:table-cell table:number-columns-repeated="1014"/>
        </table:table-row>
        <table:table-row table:style-name="ro2">
          <table:table-cell office:value-type="string">
            <text:p>NEHall</text:p>
          </table:table-cell>
          <table:table-cell table:number-columns-repeated="2"/>
          <table:table-cell table:formula="of:=-((4096/2)-[.B26])*0.0328" office:value-type="float" office:value="-67.1744">
            <text:p>-67.1744</text:p>
          </table:table-cell>
          <table:table-cell table:formula="of:=((1440/2)-[.C26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NEDoor</text:p>
          </table:table-cell>
          <table:table-cell office:value-type="string">
            <text:p>EInter</text:p>
          </table:table-cell>
          <table:table-cell/>
          <table:table-cell office:value-type="string">
            <text:p>NEHall</text:p>
          </table:table-cell>
          <table:table-cell table:number-columns-repeated="1014"/>
        </table:table-row>
        <table:table-row table:style-name="ro2">
          <table:table-cell office:value-type="string">
            <text:p>EInter</text:p>
          </table:table-cell>
          <table:table-cell table:number-columns-repeated="2"/>
          <table:table-cell table:formula="of:=-((4096/2)-[.B27])*0.0328" office:value-type="float" office:value="-67.1744">
            <text:p>-67.1744</text:p>
          </table:table-cell>
          <table:table-cell table:formula="of:=((1440/2)-[.C27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ShortHall</text:p>
          </table:table-cell>
          <table:table-cell office:value-type="string">
            <text:p>NEHall</text:p>
          </table:table-cell>
          <table:table-cell office:value-type="string">
            <text:p>EHall6</text:p>
          </table:table-cell>
          <table:table-cell office:value-type="string">
            <text:p>EInter</text:p>
          </table:table-cell>
          <table:table-cell table:number-columns-repeated="1014"/>
        </table:table-row>
        <table:table-row table:style-name="ro2">
          <table:table-cell office:value-type="string">
            <text:p>ShortHall</text:p>
          </table:table-cell>
          <table:table-cell table:number-columns-repeated="2"/>
          <table:table-cell table:formula="of:=-((4096/2)-[.B28])*0.0328" office:value-type="float" office:value="-67.1744">
            <text:p>-67.1744</text:p>
          </table:table-cell>
          <table:table-cell table:formula="of:=((1440/2)-[.C28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WInter</text:p>
          </table:table-cell>
          <table:table-cell office:value-type="string">
            <text:p>EInter</text:p>
          </table:table-cell>
          <table:table-cell/>
          <table:table-cell office:value-type="string">
            <text:p>ShortHall</text:p>
          </table:table-cell>
          <table:table-cell table:number-columns-repeated="1014"/>
        </table:table-row>
        <table:table-row table:style-name="ro2">
          <table:table-cell office:value-type="string">
            <text:p>EHall6</text:p>
          </table:table-cell>
          <table:table-cell table:number-columns-repeated="2"/>
          <table:table-cell table:formula="of:=-((4096/2)-[.B29])*0.0328" office:value-type="float" office:value="-67.1744">
            <text:p>-67.1744</text:p>
          </table:table-cell>
          <table:table-cell table:formula="of:=((1440/2)-[.C29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Inter</text:p>
          </table:table-cell>
          <table:table-cell office:value-type="string">
            <text:p>EHall5</text:p>
          </table:table-cell>
          <table:table-cell/>
          <table:table-cell office:value-type="string">
            <text:p>EHall6</text:p>
          </table:table-cell>
          <table:table-cell table:number-columns-repeated="1014"/>
        </table:table-row>
        <table:table-row table:style-name="ro1">
          <table:table-cell office:value-type="string">
            <text:p>EHall5</text:p>
          </table:table-cell>
          <table:table-cell table:number-columns-repeated="2"/>
          <table:table-cell table:formula="of:=-((4096/2)-[.B30])*0.0328" office:value-type="float" office:value="-67.1744">
            <text:p>-67.1744</text:p>
          </table:table-cell>
          <table:table-cell table:formula="of:=((1440/2)-[.C30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6</text:p>
          </table:table-cell>
          <table:table-cell office:value-type="string">
            <text:p>EHall4</text:p>
          </table:table-cell>
          <table:table-cell/>
          <table:table-cell office:value-type="string">
            <text:p>EHall5</text:p>
          </table:table-cell>
          <table:table-cell table:number-columns-repeated="1014"/>
        </table:table-row>
        <table:table-row table:style-name="ro1">
          <table:table-cell office:value-type="string">
            <text:p>EHall4</text:p>
          </table:table-cell>
          <table:table-cell table:number-columns-repeated="2"/>
          <table:table-cell table:formula="of:=-((4096/2)-[.B31])*0.0328" office:value-type="float" office:value="-67.1744">
            <text:p>-67.1744</text:p>
          </table:table-cell>
          <table:table-cell table:formula="of:=((1440/2)-[.C31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5</text:p>
          </table:table-cell>
          <table:table-cell office:value-type="string">
            <text:p>EHall3</text:p>
          </table:table-cell>
          <table:table-cell/>
          <table:table-cell office:value-type="string">
            <text:p>EHall4</text:p>
          </table:table-cell>
          <table:table-cell table:number-columns-repeated="1014"/>
        </table:table-row>
        <table:table-row table:style-name="ro1">
          <table:table-cell office:value-type="string">
            <text:p>EHall3</text:p>
          </table:table-cell>
          <table:table-cell table:number-columns-repeated="2"/>
          <table:table-cell table:formula="of:=-((4096/2)-[.B32])*0.0328" office:value-type="float" office:value="-67.1744">
            <text:p>-67.1744</text:p>
          </table:table-cell>
          <table:table-cell table:formula="of:=((1440/2)-[.C32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4</text:p>
          </table:table-cell>
          <table:table-cell office:value-type="string">
            <text:p>EHall2</text:p>
          </table:table-cell>
          <table:table-cell/>
          <table:table-cell office:value-type="string">
            <text:p>EHall3</text:p>
          </table:table-cell>
          <table:table-cell table:number-columns-repeated="1014"/>
        </table:table-row>
        <table:table-row table:style-name="ro1">
          <table:table-cell office:value-type="string">
            <text:p>EHall2</text:p>
          </table:table-cell>
          <table:table-cell table:number-columns-repeated="2"/>
          <table:table-cell table:formula="of:=-((4096/2)-[.B33])*0.0328" office:value-type="float" office:value="-67.1744">
            <text:p>-67.1744</text:p>
          </table:table-cell>
          <table:table-cell table:formula="of:=((1440/2)-[.C33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3</text:p>
          </table:table-cell>
          <table:table-cell office:value-type="string">
            <text:p>EHall1</text:p>
          </table:table-cell>
          <table:table-cell/>
          <table:table-cell office:value-type="string">
            <text:p>EHall2</text:p>
          </table:table-cell>
          <table:table-cell table:number-columns-repeated="1014"/>
        </table:table-row>
        <table:table-row table:style-name="ro2">
          <table:table-cell office:value-type="string">
            <text:p>EHall1</text:p>
          </table:table-cell>
          <table:table-cell table:number-columns-repeated="2"/>
          <table:table-cell table:formula="of:=-((4096/2)-[.B34])*0.0328" office:value-type="float" office:value="-67.1744">
            <text:p>-67.1744</text:p>
          </table:table-cell>
          <table:table-cell table:formula="of:=((1440/2)-[.C34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2</text:p>
          </table:table-cell>
          <table:table-cell office:value-type="string">
            <text:p>SEInter</text:p>
          </table:table-cell>
          <table:table-cell/>
          <table:table-cell office:value-type="string">
            <text:p>EHall1</text:p>
          </table:table-cell>
          <table:table-cell table:number-columns-repeated="1014"/>
        </table:table-row>
        <table:table-row table:style-name="ro2">
          <table:table-cell office:value-type="string">
            <text:p>SEInter</text:p>
          </table:table-cell>
          <table:table-cell table:number-columns-repeated="2"/>
          <table:table-cell table:formula="of:=-((4096/2)-[.B35])*0.0328" office:value-type="float" office:value="-67.1744">
            <text:p>-67.1744</text:p>
          </table:table-cell>
          <table:table-cell table:formula="of:=((1440/2)-[.C35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EHall1</text:p>
          </table:table-cell>
          <table:table-cell office:value-type="string">
            <text:p>SHallE</text:p>
          </table:table-cell>
          <table:table-cell office:value-type="string">
            <text:p>SEStairs</text:p>
          </table:table-cell>
          <table:table-cell office:value-type="string">
            <text:p>SEInter</text:p>
          </table:table-cell>
          <table:table-cell table:number-columns-repeated="1014"/>
        </table:table-row>
        <table:table-row table:style-name="ro2">
          <table:table-cell office:value-type="string">
            <text:p>SEStairs</text:p>
          </table:table-cell>
          <table:table-cell table:number-columns-repeated="2"/>
          <table:table-cell table:formula="of:=-((4096/2)-[.B36])*0.0328" office:value-type="float" office:value="-67.1744">
            <text:p>-67.1744</text:p>
          </table:table-cell>
          <table:table-cell table:formula="of:=((1440/2)-[.C36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ELounge</text:p>
          </table:table-cell>
          <table:table-cell/>
          <table:table-cell office:value-type="string">
            <text:p>SEStairs</text:p>
          </table:table-cell>
          <table:table-cell table:number-columns-repeated="1014"/>
        </table:table-row>
        <table:table-row table:style-name="ro2">
          <table:table-cell office:value-type="string">
            <text:p>SELounge</text:p>
          </table:table-cell>
          <table:table-cell table:number-columns-repeated="2"/>
          <table:table-cell table:formula="of:=-((4096/2)-[.B37])*0.0328" office:value-type="float" office:value="-67.1744">
            <text:p>-67.1744</text:p>
          </table:table-cell>
          <table:table-cell table:formula="of:=((1440/2)-[.C37])*0.0328" office:value-type="float" office:value="23.616">
            <text:p>23.616</text:p>
          </table:table-cell>
          <table:table-cell office:value-type="string">
            <text:p>H</text:p>
          </table:table-cell>
          <table:table-cell office:value-type="string">
            <text:p>SEStairs</text:p>
          </table:table-cell>
          <table:table-cell table:number-columns-repeated="2"/>
          <table:table-cell office:value-type="string">
            <text:p>SELounge</text:p>
          </table:table-cell>
          <table:table-cell table:number-columns-repeated="1014"/>
        </table:table-row>
        <table:table-row table:style-name="ro2">
          <table:table-cell office:value-type="string">
            <text:p>SHallW</text:p>
          </table:table-cell>
          <table:table-cell table:number-columns-repeated="2"/>
          <table:table-cell table:formula="of:=-((4096/2)-[.B38])*0.0328" office:value-type="float" office:value="-67.1744">
            <text:p>-67.1744</text:p>
          </table:table-cell>
          <table:table-cell table:formula="of:=((1440/2)-[.C38])*0.0328" office:value-type="float" office:value="23.616">
            <text:p>23.616</text:p>
          </table:table-cell>
          <table:table-cell table:style-name="ce3" office:value-type="string">
            <text:p>H</text:p>
          </table:table-cell>
          <table:table-cell office:value-type="string">
            <text:p>SWInter</text:p>
          </table:table-cell>
          <table:table-cell office:value-type="string">
            <text:p>SHallE</text:p>
          </table:table-cell>
          <table:table-cell/>
          <table:table-cell office:value-type="string">
            <text:p>SHallW</text:p>
          </table:table-cell>
          <table:table-cell table:number-columns-repeated="1014"/>
        </table:table-row>
        <table:table-row table:style-name="ro2">
          <table:table-cell office:value-type="string">
            <text:p>SHallE</text:p>
          </table:table-cell>
          <table:table-cell table:number-columns-repeated="2"/>
          <table:table-cell table:formula="of:=-((4096/2)-[.B39])*0.0328" office:value-type="float" office:value="-67.1744">
            <text:p>-67.1744</text:p>
          </table:table-cell>
          <table:table-cell table:formula="of:=((1440/2)-[.C39])*0.0328" office:value-type="float" office:value="23.616">
            <text:p>23.616</text:p>
          </table:table-cell>
          <table:table-cell table:style-name="ce3" office:value-type="string">
            <text:p>H</text:p>
          </table:table-cell>
          <table:table-cell office:value-type="string">
            <text:p>SEInter</text:p>
          </table:table-cell>
          <table:table-cell office:value-type="string">
            <text:p>SHallW</text:p>
          </table:table-cell>
          <table:table-cell/>
          <table:table-cell office:value-type="string">
            <text:p>SHallE</text:p>
          </table:table-cell>
          <table:table-cell table:number-columns-repeated="1014"/>
        </table:table-row>
        <table:table-row table:style-name="ro2">
          <table:table-cell office:value-type="string">
            <text:p>Office3675</text:p>
          </table:table-cell>
          <table:table-cell office:value-type="float" office:value="574">
            <text:p>574</text:p>
          </table:table-cell>
          <table:table-cell office:value-type="float" office:value="1014">
            <text:p>1014</text:p>
          </table:table-cell>
          <table:table-cell table:formula="of:=-((4096/2)-[.B40])*0.0328" office:value-type="float" office:value="-48.3472">
            <text:p>-48.3472</text:p>
          </table:table-cell>
          <table:table-cell table:formula="of:=((1440/2)-[.C40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table:number-columns-repeated="2"/>
          <table:table-cell office:value-type="string">
            <text:p><text:a xlink:href="http://www.cs.rit.edu/~robotlab/Office3675">http://www.cs.rit.edu/~robotlab/Office3675</text:a></text:p>
          </table:table-cell>
          <table:table-cell table:number-columns-repeated="1014"/>
        </table:table-row>
        <table:table-row table:style-name="ro2">
          <table:table-cell office:value-type="string">
            <text:p>Office3673</text:p>
          </table:table-cell>
          <table:table-cell office:value-type="float" office:value="693">
            <text:p>693</text:p>
          </table:table-cell>
          <table:table-cell office:value-type="float" office:value="1014">
            <text:p>1014</text:p>
          </table:table-cell>
          <table:table-cell table:formula="of:=-((4096/2)-[.B41])*0.0328" office:value-type="float" office:value="-44.444">
            <text:p>-44.444</text:p>
          </table:table-cell>
          <table:table-cell table:formula="of:=((1440/2)-[.C41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/>
          <table:table-cell office:value-type="string">
            <text:p><text:a xlink:href="http://www.cs.rit.edu/~robotlab/Office3673">http://www.cs.rit.edu/~robotlab/Office3673</text:a></text:p>
          </table:table-cell>
          <table:table-cell table:number-columns-repeated="1014"/>
        </table:table-row>
        <table:table-row table:style-name="ro2">
          <table:table-cell office:value-type="string">
            <text:p>Office3671</text:p>
          </table:table-cell>
          <table:table-cell office:value-type="float" office:value="746">
            <text:p>746</text:p>
          </table:table-cell>
          <table:table-cell office:value-type="float" office:value="1014">
            <text:p>1014</text:p>
          </table:table-cell>
          <table:table-cell table:formula="of:=-((4096/2)-[.B42])*0.0328" office:value-type="float" office:value="-42.7056">
            <text:p>-42.7056</text:p>
          </table:table-cell>
          <table:table-cell table:formula="of:=((1440/2)-[.C42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SEInter</text:p>
          </table:table-cell>
          <table:table-cell office:value-type="string">
            <text:p>EHall1</text:p>
          </table:table-cell>
          <table:table-cell/>
          <table:table-cell office:value-type="string">
            <text:p><text:a xlink:href="http://www.cs.rit.edu/~robotlab/Office3671">http://www.cs.rit.edu/~robotlab/Office3671</text:a></text:p>
          </table:table-cell>
          <table:table-cell table:number-columns-repeated="1014"/>
        </table:table-row>
        <table:table-row table:style-name="ro2">
          <table:table-cell office:value-type="string">
            <text:p>Office3669</text:p>
          </table:table-cell>
          <table:table-cell office:value-type="float" office:value="829">
            <text:p>829</text:p>
          </table:table-cell>
          <table:table-cell office:value-type="float" office:value="1014">
            <text:p>1014</text:p>
          </table:table-cell>
          <table:table-cell table:formula="of:=-((4096/2)-[.B43])*0.0328" office:value-type="float" office:value="-39.9832">
            <text:p>-39.9832</text:p>
          </table:table-cell>
          <table:table-cell table:formula="of:=((1440/2)-[.C43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2"/>
          <table:table-cell office:value-type="string">
            <text:p><text:a xlink:href="http://www.cs.rit.edu/~robotlab/Office3669">http://www.cs.rit.edu/~robotlab/Office3669</text:a></text:p>
          </table:table-cell>
          <table:table-cell table:number-columns-repeated="1014"/>
        </table:table-row>
        <table:table-row table:style-name="ro2">
          <table:table-cell office:value-type="string">
            <text:p>Office3659</text:p>
          </table:table-cell>
          <table:table-cell office:value-type="float" office:value="912">
            <text:p>912</text:p>
          </table:table-cell>
          <table:table-cell office:value-type="float" office:value="1014">
            <text:p>1014</text:p>
          </table:table-cell>
          <table:table-cell table:formula="of:=-((4096/2)-[.B44])*0.0328" office:value-type="float" office:value="-37.2608">
            <text:p>-37.2608</text:p>
          </table:table-cell>
          <table:table-cell table:formula="of:=((1440/2)-[.C44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table:number-columns-repeated="2"/>
          <table:table-cell office:value-type="string">
            <text:p><text:a xlink:href="http://www.cs.rit.edu/~robotlab/Office3659">http://www.cs.rit.edu/~robotlab/Office3659</text:a></text:p>
          </table:table-cell>
          <table:table-cell table:number-columns-repeated="1014"/>
        </table:table-row>
        <table:table-row table:style-name="ro2">
          <table:table-cell office:value-type="string">
            <text:p>Office3657</text:p>
          </table:table-cell>
          <table:table-cell office:value-type="float" office:value="998">
            <text:p>998</text:p>
          </table:table-cell>
          <table:table-cell office:value-type="float" office:value="1014">
            <text:p>1014</text:p>
          </table:table-cell>
          <table:table-cell table:formula="of:=-((4096/2)-[.B45])*0.0328" office:value-type="float" office:value="-34.44">
            <text:p>-34.44</text:p>
          </table:table-cell>
          <table:table-cell table:formula="of:=((1440/2)-[.C45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1</text:p>
          </table:table-cell>
          <table:table-cell office:value-type="string">
            <text:p>EHall2</text:p>
          </table:table-cell>
          <table:table-cell/>
          <table:table-cell office:value-type="string">
            <text:p><text:a xlink:href="http://www.cs.rit.edu/~robotlab/Office3657">http://www.cs.rit.edu/~robotlab/Office3657</text:a></text:p>
          </table:table-cell>
          <table:table-cell table:number-columns-repeated="1014"/>
        </table:table-row>
        <table:table-row table:style-name="ro2">
          <table:table-cell office:value-type="string">
            <text:p>Office3655</text:p>
          </table:table-cell>
          <table:table-cell office:value-type="float" office:value="1081">
            <text:p>1081</text:p>
          </table:table-cell>
          <table:table-cell office:value-type="float" office:value="1014">
            <text:p>1014</text:p>
          </table:table-cell>
          <table:table-cell table:formula="of:=-((4096/2)-[.B46])*0.0328" office:value-type="float" office:value="-31.7176">
            <text:p>-31.7176</text:p>
          </table:table-cell>
          <table:table-cell table:formula="of:=((1440/2)-[.C46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2"/>
          <table:table-cell office:value-type="string">
            <text:p><text:a xlink:href="http://www.cs.rit.edu/~robotlab/Office3655">http://www.cs.rit.edu/~robotlab/Office3655</text:a></text:p>
          </table:table-cell>
          <table:table-cell table:number-columns-repeated="1014"/>
        </table:table-row>
        <table:table-row table:style-name="ro2">
          <table:table-cell office:value-type="string">
            <text:p>Office3651</text:p>
          </table:table-cell>
          <table:table-cell office:value-type="float" office:value="1166">
            <text:p>1166</text:p>
          </table:table-cell>
          <table:table-cell office:value-type="float" office:value="1014">
            <text:p>1014</text:p>
          </table:table-cell>
          <table:table-cell table:formula="of:=-((4096/2)-[.B47])*0.0328" office:value-type="float" office:value="-28.9296">
            <text:p>-28.9296</text:p>
          </table:table-cell>
          <table:table-cell table:formula="of:=((1440/2)-[.C47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table:number-columns-repeated="2"/>
          <table:table-cell office:value-type="string">
            <text:p><text:a xlink:href="http://www.cs.rit.edu/~robotlab/Office3651">http://www.cs.rit.edu/~robotlab/Office3651</text:a></text:p>
          </table:table-cell>
          <table:table-cell table:number-columns-repeated="1014"/>
        </table:table-row>
        <table:table-row table:style-name="ro2">
          <table:table-cell office:value-type="string">
            <text:p>Office3647</text:p>
          </table:table-cell>
          <table:table-cell office:value-type="float" office:value="1250">
            <text:p>1250</text:p>
          </table:table-cell>
          <table:table-cell office:value-type="float" office:value="1014">
            <text:p>1014</text:p>
          </table:table-cell>
          <table:table-cell table:formula="of:=-((4096/2)-[.B48])*0.0328" office:value-type="float" office:value="-26.1744">
            <text:p>-26.1744</text:p>
          </table:table-cell>
          <table:table-cell table:formula="of:=((1440/2)-[.C48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/>
          <table:table-cell office:value-type="string">
            <text:p><text:a xlink:href="http://www.cs.rit.edu/~robotlab/Office3647">http://www.cs.rit.edu/~robotlab/Office3647</text:a></text:p>
          </table:table-cell>
          <table:table-cell table:number-columns-repeated="1014"/>
        </table:table-row>
        <table:table-row table:style-name="ro2">
          <table:table-cell office:value-type="string">
            <text:p>Office3645</text:p>
          </table:table-cell>
          <table:table-cell office:value-type="float" office:value="1338">
            <text:p>1338</text:p>
          </table:table-cell>
          <table:table-cell office:value-type="float" office:value="1014">
            <text:p>1014</text:p>
          </table:table-cell>
          <table:table-cell table:formula="of:=-((4096/2)-[.B49])*0.0328" office:value-type="float" office:value="-23.288">
            <text:p>-23.288</text:p>
          </table:table-cell>
          <table:table-cell table:formula="of:=((1440/2)-[.C49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2</text:p>
          </table:table-cell>
          <table:table-cell office:value-type="string">
            <text:p>EHall3</text:p>
          </table:table-cell>
          <table:table-cell/>
          <table:table-cell office:value-type="string">
            <text:p><text:a xlink:href="http://www.cs.rit.edu/~robotlab/Office3645">http://www.cs.rit.edu/~robotlab/Office3645</text:a></text:p>
          </table:table-cell>
          <table:table-cell table:number-columns-repeated="1014"/>
        </table:table-row>
        <table:table-row table:style-name="ro2">
          <table:table-cell office:value-type="string">
            <text:p>Office3637</text:p>
          </table:table-cell>
          <table:table-cell office:value-type="float" office:value="1420">
            <text:p>1420</text:p>
          </table:table-cell>
          <table:table-cell office:value-type="float" office:value="1014">
            <text:p>1014</text:p>
          </table:table-cell>
          <table:table-cell table:formula="of:=-((4096/2)-[.B50])*0.0328" office:value-type="float" office:value="-20.5984">
            <text:p>-20.5984</text:p>
          </table:table-cell>
          <table:table-cell table:formula="of:=((1440/2)-[.C50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table:number-columns-repeated="2"/>
          <table:table-cell office:value-type="string">
            <text:p><text:a xlink:href="http://www.cs.rit.edu/~robotlab/Office3637">http://www.cs.rit.edu/~robotlab/Office3637</text:a></text:p>
          </table:table-cell>
          <table:table-cell table:number-columns-repeated="1014"/>
        </table:table-row>
        <table:table-row table:style-name="ro2">
          <table:table-cell office:value-type="string">
            <text:p>Office3635</text:p>
          </table:table-cell>
          <table:table-cell office:value-type="float" office:value="1504">
            <text:p>1504</text:p>
          </table:table-cell>
          <table:table-cell office:value-type="float" office:value="1014">
            <text:p>1014</text:p>
          </table:table-cell>
          <table:table-cell table:formula="of:=-((4096/2)-[.B51])*0.0328" office:value-type="float" office:value="-17.8432">
            <text:p>-17.8432</text:p>
          </table:table-cell>
          <table:table-cell table:formula="of:=((1440/2)-[.C51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/>
          <table:table-cell office:value-type="string">
            <text:p><text:a xlink:href="http://www.cs.rit.edu/~robotlab/Office3635">http://www.cs.rit.edu/~robotlab/Office3635</text:a></text:p>
          </table:table-cell>
          <table:table-cell table:number-columns-repeated="1014"/>
        </table:table-row>
        <table:table-row table:style-name="ro2">
          <table:table-cell office:value-type="string">
            <text:p>Office3627</text:p>
          </table:table-cell>
          <table:table-cell office:value-type="float" office:value="1586">
            <text:p>1586</text:p>
          </table:table-cell>
          <table:table-cell office:value-type="float" office:value="1014">
            <text:p>1014</text:p>
          </table:table-cell>
          <table:table-cell table:formula="of:=-((4096/2)-[.B52])*0.0328" office:value-type="float" office:value="-15.1536">
            <text:p>-15.1536</text:p>
          </table:table-cell>
          <table:table-cell table:formula="of:=((1440/2)-[.C52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3</text:p>
          </table:table-cell>
          <table:table-cell office:value-type="string">
            <text:p>EHall4</text:p>
          </table:table-cell>
          <table:table-cell/>
          <table:table-cell office:value-type="string">
            <text:p><text:a xlink:href="http://www.cs.rit.edu/~robotlab/Office3627">http://www.cs.rit.edu/~robotlab/Office3627</text:a></text:p>
          </table:table-cell>
          <table:table-cell table:number-columns-repeated="1014"/>
        </table:table-row>
        <table:table-row table:style-name="ro2">
          <table:table-cell office:value-type="string">
            <text:p>Office3625</text:p>
          </table:table-cell>
          <table:table-cell office:value-type="float" office:value="1647">
            <text:p>1647</text:p>
          </table:table-cell>
          <table:table-cell office:value-type="float" office:value="1014">
            <text:p>1014</text:p>
          </table:table-cell>
          <table:table-cell table:formula="of:=-((4096/2)-[.B53])*0.0328" office:value-type="float" office:value="-13.1528">
            <text:p>-13.1528</text:p>
          </table:table-cell>
          <table:table-cell table:formula="of:=((1440/2)-[.C53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table:number-columns-repeated="2"/>
          <table:table-cell office:value-type="string">
            <text:p><text:a xlink:href="http://www.cs.rit.edu/~robotlab/Office3625">http://www.cs.rit.edu/~robotlab/Office3625</text:a></text:p>
          </table:table-cell>
          <table:table-cell table:number-columns-repeated="1014"/>
        </table:table-row>
        <table:table-row table:style-name="ro2">
          <table:table-cell office:value-type="string">
            <text:p>Office3621</text:p>
          </table:table-cell>
          <table:table-cell office:value-type="float" office:value="1758">
            <text:p>1758</text:p>
          </table:table-cell>
          <table:table-cell office:value-type="float" office:value="1014">
            <text:p>1014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54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/>
          <table:table-cell office:value-type="string">
            <text:p><text:a xlink:href="http://www.cs.rit.edu/~robotlab/Office3621">http://www.cs.rit.edu/~robotlab/Office3621</text:a></text:p>
          </table:table-cell>
          <table:table-cell table:number-columns-repeated="1014"/>
        </table:table-row>
        <table:table-row table:style-name="ro2">
          <table:table-cell office:value-type="string">
            <text:p>Office3619</text:p>
          </table:table-cell>
          <table:table-cell office:value-type="float" office:value="1841">
            <text:p>1841</text:p>
          </table:table-cell>
          <table:table-cell office:value-type="float" office:value="1014">
            <text:p>1014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4</text:p>
          </table:table-cell>
          <table:table-cell office:value-type="string">
            <text:p>EHall5</text:p>
          </table:table-cell>
          <table:table-cell/>
          <table:table-cell office:value-type="string">
            <text:p><text:a xlink:href="http://www.cs.rit.edu/~robotlab/Office3619">http://www.cs.rit.edu/~robotlab/Office3619</text:a></text:p>
          </table:table-cell>
          <table:table-cell table:number-columns-repeated="1014"/>
        </table:table-row>
        <table:table-row table:style-name="ro2">
          <table:table-cell office:value-type="string">
            <text:p>Office3617</text:p>
          </table:table-cell>
          <table:table-cell office:value-type="float" office:value="1924">
            <text:p>1924</text:p>
          </table:table-cell>
          <table:table-cell office:value-type="float" office:value="1014">
            <text:p>1014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table:number-columns-repeated="2"/>
          <table:table-cell office:value-type="string">
            <text:p><text:a xlink:href="http://www.cs.rit.edu/~robotlab/Office3617">http://www.cs.rit.edu/~robotlab/Office3617</text:a></text:p>
          </table:table-cell>
          <table:table-cell table:number-columns-repeated="1014"/>
        </table:table-row>
        <table:table-row table:style-name="ro2">
          <table:table-cell office:value-type="string">
            <text:p>Office3615</text:p>
          </table:table-cell>
          <table:table-cell office:value-type="float" office:value="2005">
            <text:p>2005</text:p>
          </table:table-cell>
          <table:table-cell office:value-type="float" office:value="1014">
            <text:p>1014</text:p>
          </table:table-cell>
          <table:table-cell table:formula="of:=-((4096/2)-[.B57])*0.0328" office:value-type="float" office:value="-1.4104">
            <text:p>-1.4104</text:p>
          </table:table-cell>
          <table:table-cell table:formula="of:=((1440/2)-[.C57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/>
          <table:table-cell office:value-type="string">
            <text:p><text:a xlink:href="http://www.cs.rit.edu/~robotlab/Office3615">http://www.cs.rit.edu/~robotlab/Office3615</text:a></text:p>
          </table:table-cell>
          <table:table-cell table:number-columns-repeated="1014"/>
        </table:table-row>
        <table:table-row table:style-name="ro2">
          <table:table-cell office:value-type="string">
            <text:p>Office3575</text:p>
          </table:table-cell>
          <table:table-cell office:value-type="float" office:value="575">
            <text:p>575</text:p>
          </table:table-cell>
          <table:table-cell office:value-type="float" office:value="263">
            <text:p>263</text:p>
          </table:table-cell>
          <table:table-cell table:formula="of:=-((4096/2)-[.B56])*0.0328" office:value-type="float" office:value="-4.0672">
            <text:p>-4.0672</text:p>
          </table:table-cell>
          <table:table-cell table:formula="of:=((1440/2)-[.C56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table:number-columns-repeated="2"/>
          <table:table-cell office:value-type="string">
            <text:p><text:a xlink:href="http://www.cs.rit.edu/~robotlab/Office3575">http://www.cs.rit.edu/~robotlab/Office3575</text:a></text:p>
          </table:table-cell>
          <table:table-cell table:number-columns-repeated="1014"/>
        </table:table-row>
        <table:table-row table:style-name="ro2">
          <table:table-cell office:value-type="string">
            <text:p>Office3573</text:p>
          </table:table-cell>
          <table:table-cell office:value-type="float" office:value="696">
            <text:p>696</text:p>
          </table:table-cell>
          <table:table-cell office:value-type="float" office:value="263">
            <text:p>263</text:p>
          </table:table-cell>
          <table:table-cell table:formula="of:=-((4096/2)-[.B55])*0.0328" office:value-type="float" office:value="-6.7896">
            <text:p>-6.7896</text:p>
          </table:table-cell>
          <table:table-cell table:formula="of:=((1440/2)-[.C55])*0.0328" office:value-type="float" office:value="-9.6432">
            <text:p>-9.6432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/>
          <table:table-cell office:value-type="string">
            <text:p><text:a xlink:href="http://www.cs.rit.edu/~robotlab/Office3573">http://www.cs.rit.edu/~robotlab/Office3573</text:a></text:p>
          </table:table-cell>
          <table:table-cell table:number-columns-repeated="1014"/>
        </table:table-row>
        <table:table-row table:style-name="ro2">
          <table:table-cell office:value-type="string">
            <text:p>Office3571</text:p>
          </table:table-cell>
          <table:table-cell office:value-type="float" office:value="744">
            <text:p>744</text:p>
          </table:table-cell>
          <table:table-cell office:value-type="float" office:value="263">
            <text:p>263</text:p>
          </table:table-cell>
          <table:table-cell table:formula="of:=-((4096/2)-[.B54])*0.0328" office:value-type="float" office:value="-9.512">
            <text:p>-9.512</text:p>
          </table:table-cell>
          <table:table-cell table:formula="of:=((1440/2)-[.C60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SWInter</text:p>
          </table:table-cell>
          <table:table-cell office:value-type="string">
            <text:p>WHall1</text:p>
          </table:table-cell>
          <table:table-cell/>
          <table:table-cell office:value-type="string">
            <text:p><text:a xlink:href="http://www.cs.rit.edu/~robotlab/Office3571">http://www.cs.rit.edu/~robotlab/Office3571</text:a></text:p>
          </table:table-cell>
          <table:table-cell table:number-columns-repeated="1014"/>
        </table:table-row>
        <table:table-row table:style-name="ro2">
          <table:table-cell office:value-type="string">
            <text:p>Office3569</text:p>
          </table:table-cell>
          <table:table-cell office:value-type="float" office:value="830">
            <text:p>830</text:p>
          </table:table-cell>
          <table:table-cell office:value-type="float" office:value="263">
            <text:p>263</text:p>
          </table:table-cell>
          <table:table-cell table:formula="of:=-((4096/2)-[.B61])*0.0328" office:value-type="float" office:value="-39.9504">
            <text:p>-39.9504</text:p>
          </table:table-cell>
          <table:table-cell table:formula="of:=((1440/2)-[.C61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2"/>
          <table:table-cell office:value-type="string">
            <text:p><text:a xlink:href="http://www.cs.rit.edu/~robotlab/Office3569">http://www.cs.rit.edu/~robotlab/Office3569</text:a></text:p>
          </table:table-cell>
          <table:table-cell table:number-columns-repeated="1014"/>
        </table:table-row>
        <table:table-row table:style-name="ro2">
          <table:table-cell office:value-type="string">
            <text:p>Office3559</text:p>
          </table:table-cell>
          <table:table-cell office:value-type="float" office:value="914">
            <text:p>914</text:p>
          </table:table-cell>
          <table:table-cell office:value-type="float" office:value="263">
            <text:p>263</text:p>
          </table:table-cell>
          <table:table-cell table:formula="of:=-((4096/2)-[.B62])*0.0328" office:value-type="float" office:value="-37.1952">
            <text:p>-37.1952</text:p>
          </table:table-cell>
          <table:table-cell table:formula="of:=((1440/2)-[.C62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table:number-columns-repeated="2"/>
          <table:table-cell office:value-type="string">
            <text:p><text:a xlink:href="http://www.cs.rit.edu/~robotlab/Office3559">http://www.cs.rit.edu/~robotlab/Office3559</text:a></text:p>
          </table:table-cell>
          <table:table-cell table:number-columns-repeated="1014"/>
        </table:table-row>
        <table:table-row table:style-name="ro2">
          <table:table-cell office:value-type="string">
            <text:p>Office3557</text:p>
          </table:table-cell>
          <table:table-cell office:value-type="float" office:value="999">
            <text:p>999</text:p>
          </table:table-cell>
          <table:table-cell office:value-type="float" office:value="263">
            <text:p>263</text:p>
          </table:table-cell>
          <table:table-cell table:formula="of:=-((4096/2)-[.B63])*0.0328" office:value-type="float" office:value="-34.4072">
            <text:p>-34.4072</text:p>
          </table:table-cell>
          <table:table-cell table:formula="of:=((1440/2)-[.C63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1</text:p>
          </table:table-cell>
          <table:table-cell office:value-type="string">
            <text:p>WHall2</text:p>
          </table:table-cell>
          <table:table-cell/>
          <table:table-cell office:value-type="string">
            <text:p><text:a xlink:href="http://www.cs.rit.edu/~robotlab/Office3557">http://www.cs.rit.edu/~robotlab/Office3557</text:a></text:p>
          </table:table-cell>
          <table:table-cell table:number-columns-repeated="1014"/>
        </table:table-row>
        <table:table-row table:style-name="ro2">
          <table:table-cell office:value-type="string">
            <text:p>Office3555</text:p>
          </table:table-cell>
          <table:table-cell office:value-type="float" office:value="1082">
            <text:p>1082</text:p>
          </table:table-cell>
          <table:table-cell office:value-type="float" office:value="263">
            <text:p>263</text:p>
          </table:table-cell>
          <table:table-cell table:formula="of:=-((4096/2)-[.B64])*0.0328" office:value-type="float" office:value="-31.6848">
            <text:p>-31.6848</text:p>
          </table:table-cell>
          <table:table-cell table:formula="of:=((1440/2)-[.C64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2"/>
          <table:table-cell office:value-type="string">
            <text:p><text:a xlink:href="http://www.cs.rit.edu/~robotlab/Office3555">http://www.cs.rit.edu/~robotlab/Office3555</text:a></text:p>
          </table:table-cell>
          <table:table-cell table:number-columns-repeated="1014"/>
        </table:table-row>
        <table:table-row table:style-name="ro2">
          <table:table-cell office:value-type="string">
            <text:p>Office3551</text:p>
          </table:table-cell>
          <table:table-cell office:value-type="float" office:value="1165">
            <text:p>1165</text:p>
          </table:table-cell>
          <table:table-cell office:value-type="float" office:value="263">
            <text:p>263</text:p>
          </table:table-cell>
          <table:table-cell table:formula="of:=-((4096/2)-[.B65])*0.0328" office:value-type="float" office:value="-28.9624">
            <text:p>-28.9624</text:p>
          </table:table-cell>
          <table:table-cell table:formula="of:=((1440/2)-[.C65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table:number-columns-repeated="2"/>
          <table:table-cell office:value-type="string">
            <text:p><text:a xlink:href="http://www.cs.rit.edu/~robotlab/Office3551">http://www.cs.rit.edu/~robotlab/Office3551</text:a></text:p>
          </table:table-cell>
          <table:table-cell table:number-columns-repeated="1014"/>
        </table:table-row>
        <table:table-row table:style-name="ro2">
          <table:table-cell office:value-type="string">
            <text:p>Office3547</text:p>
          </table:table-cell>
          <table:table-cell office:value-type="float" office:value="1252">
            <text:p>1252</text:p>
          </table:table-cell>
          <table:table-cell office:value-type="float" office:value="263">
            <text:p>263</text:p>
          </table:table-cell>
          <table:table-cell table:formula="of:=-((4096/2)-[.B66])*0.0328" office:value-type="float" office:value="-26.1088">
            <text:p>-26.1088</text:p>
          </table:table-cell>
          <table:table-cell table:formula="of:=((1440/2)-[.C66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/>
          <table:table-cell office:value-type="string">
            <text:p><text:a xlink:href="http://www.cs.rit.edu/~robotlab/Office3547">http://www.cs.rit.edu/~robotlab/Office3547</text:a></text:p>
          </table:table-cell>
          <table:table-cell table:number-columns-repeated="1014"/>
        </table:table-row>
        <table:table-row table:style-name="ro2">
          <table:table-cell office:value-type="string">
            <text:p>Office3545</text:p>
          </table:table-cell>
          <table:table-cell office:value-type="float" office:value="1335">
            <text:p>1335</text:p>
          </table:table-cell>
          <table:table-cell office:value-type="float" office:value="263">
            <text:p>263</text:p>
          </table:table-cell>
          <table:table-cell table:formula="of:=-((4096/2)-[.B67])*0.0328" office:value-type="float" office:value="-23.3864">
            <text:p>-23.3864</text:p>
          </table:table-cell>
          <table:table-cell table:formula="of:=((1440/2)-[.C67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2</text:p>
          </table:table-cell>
          <table:table-cell office:value-type="string">
            <text:p>WHall3</text:p>
          </table:table-cell>
          <table:table-cell/>
          <table:table-cell office:value-type="string">
            <text:p><text:a xlink:href="http://www.cs.rit.edu/~robotlab/Office3545">http://www.cs.rit.edu/~robotlab/Office3545</text:a></text:p>
          </table:table-cell>
          <table:table-cell table:number-columns-repeated="1014"/>
        </table:table-row>
        <table:table-row table:style-name="ro2">
          <table:table-cell office:value-type="string">
            <text:p>Office3537</text:p>
          </table:table-cell>
          <table:table-cell office:value-type="float" office:value="1419">
            <text:p>1419</text:p>
          </table:table-cell>
          <table:table-cell office:value-type="float" office:value="263">
            <text:p>263</text:p>
          </table:table-cell>
          <table:table-cell table:formula="of:=-((4096/2)-[.B68])*0.0328" office:value-type="float" office:value="-20.6312">
            <text:p>-20.6312</text:p>
          </table:table-cell>
          <table:table-cell table:formula="of:=((1440/2)-[.C68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table:number-columns-repeated="2"/>
          <table:table-cell office:value-type="string">
            <text:p><text:a xlink:href="http://www.cs.rit.edu/~robotlab/Office3537">http://www.cs.rit.edu/~robotlab/Office3537</text:a></text:p>
          </table:table-cell>
          <table:table-cell table:number-columns-repeated="1014"/>
        </table:table-row>
        <table:table-row table:style-name="ro2">
          <table:table-cell office:value-type="string">
            <text:p>Office3535</text:p>
          </table:table-cell>
          <table:table-cell office:value-type="float" office:value="1504">
            <text:p>1504</text:p>
          </table:table-cell>
          <table:table-cell office:value-type="float" office:value="263">
            <text:p>263</text:p>
          </table:table-cell>
          <table:table-cell table:formula="of:=-((4096/2)-[.B69])*0.0328" office:value-type="float" office:value="-17.8432">
            <text:p>-17.8432</text:p>
          </table:table-cell>
          <table:table-cell table:formula="of:=((1440/2)-[.C69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/>
          <table:table-cell office:value-type="string">
            <text:p><text:a xlink:href="http://www.cs.rit.edu/~robotlab/Office3535">http://www.cs.rit.edu/~robotlab/Office3535</text:a></text:p>
          </table:table-cell>
          <table:table-cell table:number-columns-repeated="1014"/>
        </table:table-row>
        <table:table-row table:style-name="ro2">
          <table:table-cell office:value-type="string">
            <text:p>Office3527</text:p>
          </table:table-cell>
          <table:table-cell office:value-type="float" office:value="1587">
            <text:p>1587</text:p>
          </table:table-cell>
          <table:table-cell office:value-type="float" office:value="263">
            <text:p>263</text:p>
          </table:table-cell>
          <table:table-cell table:formula="of:=-((4096/2)-[.B70])*0.0328" office:value-type="float" office:value="-15.1208">
            <text:p>-15.1208</text:p>
          </table:table-cell>
          <table:table-cell table:formula="of:=((1440/2)-[.C70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3</text:p>
          </table:table-cell>
          <table:table-cell office:value-type="string">
            <text:p>WHall4</text:p>
          </table:table-cell>
          <table:table-cell/>
          <table:table-cell office:value-type="string">
            <text:p><text:a xlink:href="http://www.cs.rit.edu/~robotlab/Office3527">http://www.cs.rit.edu/~robotlab/Office3527</text:a></text:p>
          </table:table-cell>
          <table:table-cell table:number-columns-repeated="1014"/>
        </table:table-row>
        <table:table-row table:style-name="ro2">
          <table:table-cell office:value-type="string">
            <text:p>Office3525</text:p>
          </table:table-cell>
          <table:table-cell office:value-type="float" office:value="1671">
            <text:p>1671</text:p>
          </table:table-cell>
          <table:table-cell office:value-type="float" office:value="263">
            <text:p>263</text:p>
          </table:table-cell>
          <table:table-cell table:formula="of:=-((4096/2)-[.B71])*0.0328" office:value-type="float" office:value="-12.3656">
            <text:p>-12.3656</text:p>
          </table:table-cell>
          <table:table-cell table:formula="of:=((1440/2)-[.C71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table:number-columns-repeated="2"/>
          <table:table-cell office:value-type="string">
            <text:p><text:a xlink:href="http://www.cs.rit.edu/~robotlab/Office3525">http://www.cs.rit.edu/~robotlab/Office3525</text:a></text:p>
          </table:table-cell>
          <table:table-cell table:number-columns-repeated="1014"/>
        </table:table-row>
        <table:table-row table:style-name="ro2">
          <table:table-cell office:value-type="string">
            <text:p>Office3521</text:p>
          </table:table-cell>
          <table:table-cell office:value-type="float" office:value="1756">
            <text:p>1756</text:p>
          </table:table-cell>
          <table:table-cell office:value-type="float" office:value="263">
            <text:p>263</text:p>
          </table:table-cell>
          <table:table-cell table:formula="of:=-((4096/2)-[.B72])*0.0328" office:value-type="float" office:value="-9.5776">
            <text:p>-9.5776</text:p>
          </table:table-cell>
          <table:table-cell table:formula="of:=((1440/2)-[.C72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/>
          <table:table-cell office:value-type="string">
            <text:p><text:a xlink:href="http://www.cs.rit.edu/~robotlab/Office3521">http://www.cs.rit.edu/~robotlab/Office3521</text:a></text:p>
          </table:table-cell>
          <table:table-cell table:number-columns-repeated="1014"/>
        </table:table-row>
        <table:table-row table:style-name="ro2">
          <table:table-cell office:value-type="string">
            <text:p>Office3519</text:p>
          </table:table-cell>
          <table:table-cell office:value-type="float" office:value="1842">
            <text:p>1842</text:p>
          </table:table-cell>
          <table:table-cell office:value-type="float" office:value="263">
            <text:p>263</text:p>
          </table:table-cell>
          <table:table-cell table:formula="of:=-((4096/2)-[.B73])*0.0328" office:value-type="float" office:value="-6.7568">
            <text:p>-6.7568</text:p>
          </table:table-cell>
          <table:table-cell table:formula="of:=((1440/2)-[.C73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4</text:p>
          </table:table-cell>
          <table:table-cell office:value-type="string">
            <text:p>WHall5</text:p>
          </table:table-cell>
          <table:table-cell/>
          <table:table-cell office:value-type="string">
            <text:p><text:a xlink:href="http://www.cs.rit.edu/~robotlab/Office3519">http://www.cs.rit.edu/~robotlab/Office3519</text:a></text:p>
          </table:table-cell>
          <table:table-cell table:number-columns-repeated="1014"/>
        </table:table-row>
        <table:table-row table:style-name="ro2">
          <table:table-cell office:value-type="string">
            <text:p>Office3517</text:p>
          </table:table-cell>
          <table:table-cell office:value-type="float" office:value="1925">
            <text:p>1925</text:p>
          </table:table-cell>
          <table:table-cell office:value-type="float" office:value="263">
            <text:p>263</text:p>
          </table:table-cell>
          <table:table-cell table:formula="of:=-((4096/2)-[.B74])*0.0328" office:value-type="float" office:value="-4.0344">
            <text:p>-4.0344</text:p>
          </table:table-cell>
          <table:table-cell table:formula="of:=((1440/2)-[.C74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table:number-columns-repeated="2"/>
          <table:table-cell office:value-type="string">
            <text:p><text:a xlink:href="http://www.cs.rit.edu/~robotlab/Office3517">http://www.cs.rit.edu/~robotlab/Office3517</text:a></text:p>
          </table:table-cell>
          <table:table-cell table:number-columns-repeated="1014"/>
        </table:table-row>
        <table:table-row table:style-name="ro2">
          <table:table-cell office:value-type="string">
            <text:p>Office3515</text:p>
          </table:table-cell>
          <table:table-cell office:value-type="float" office:value="2011">
            <text:p>2011</text:p>
          </table:table-cell>
          <table:table-cell office:value-type="float" office:value="263">
            <text:p>263</text:p>
          </table:table-cell>
          <table:table-cell table:formula="of:=-((4096/2)-[.B75])*0.0328" office:value-type="float" office:value="-1.2136">
            <text:p>-1.2136</text:p>
          </table:table-cell>
          <table:table-cell table:formula="of:=((1440/2)-[.C75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5</text:p>
          </table:table-cell>
          <table:table-cell office:value-type="string">
            <text:p>WHall6</text:p>
          </table:table-cell>
          <table:table-cell/>
          <table:table-cell office:value-type="string">
            <text:p><text:a xlink:href="http://www.cs.rit.edu/~robotlab/Office3515">http://www.cs.rit.edu/~robotlab/Office3515</text:a></text:p>
          </table:table-cell>
          <table:table-cell table:number-columns-repeated="1014"/>
        </table:table-row>
        <table:table-row table:style-name="ro2">
          <table:table-cell office:value-type="string">
            <text:p>Office3511</text:p>
          </table:table-cell>
          <table:table-cell office:value-type="float" office:value="2095">
            <text:p>2095</text:p>
          </table:table-cell>
          <table:table-cell office:value-type="float" office:value="263">
            <text:p>263</text:p>
          </table:table-cell>
          <table:table-cell table:formula="of:=-((4096/2)-[.B76])*0.0328" office:value-type="float" office:value="1.5416">
            <text:p>1.5416</text:p>
          </table:table-cell>
          <table:table-cell table:formula="of:=((1440/2)-[.C76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2"/>
          <table:table-cell office:value-type="string">
            <text:p><text:a xlink:href="http://www.cs.rit.edu/~robotlab/Office3511">http://www.cs.rit.edu/~robotlab/Office3511</text:a></text:p>
          </table:table-cell>
          <table:table-cell table:number-columns-repeated="1014"/>
        </table:table-row>
        <table:table-row table:style-name="ro2">
          <table:table-cell office:value-type="string">
            <text:p>Office3509</text:p>
          </table:table-cell>
          <table:table-cell office:value-type="float" office:value="2167">
            <text:p>2167</text:p>
          </table:table-cell>
          <table:table-cell office:value-type="float" office:value="263">
            <text:p>263</text:p>
          </table:table-cell>
          <table:table-cell table:formula="of:=-((4096/2)-[.B77])*0.0328" office:value-type="float" office:value="3.9032">
            <text:p>3.9032</text:p>
          </table:table-cell>
          <table:table-cell table:formula="of:=((1440/2)-[.C77])*0.0328" office:value-type="float" office:value="14.9896">
            <text:p>14.9896</text:p>
          </table:table-cell>
          <table:table-cell office:value-type="string">
            <text:p>O</text:p>
          </table:table-cell>
          <table:table-cell office:value-type="string">
            <text:p>WHall6</text:p>
          </table:table-cell>
          <table:table-cell table:number-columns-repeated="2"/>
          <table:table-cell office:value-type="string">
            <text:p><text:a xlink:href="http://www.cs.rit.edu/~robotlab/Office3509">http://www.cs.rit.edu/~robotlab/Office3509</text:a></text:p>
          </table:table-cell>
          <table:table-cell table:number-columns-repeated="1014"/>
        </table:table-row>
        <table:table-row table:style-name="ro2">
          <table:table-cell office:value-type="string">
            <text:p>RNDLab</text:p>
          </table:table-cell>
          <table:table-cell office:value-type="float" office:value="2647">
            <text:p>2647</text:p>
          </table:table-cell>
          <table:table-cell office:value-type="float" office:value="327">
            <text:p>327</text:p>
          </table:table-cell>
          <table:table-cell table:formula="of:=-((4096/2)-[.B78])*0.0328" office:value-type="float" office:value="19.6472">
            <text:p>19.6472</text:p>
          </table:table-cell>
          <table:table-cell table:formula="of:=((1440/2)-[.C78])*0.0328" office:value-type="float" office:value="12.8904">
            <text:p>12.8904</text:p>
          </table:table-cell>
          <table:table-cell office:value-type="string">
            <text:p>L</text:p>
          </table:table-cell>
          <table:table-cell office:value-type="string">
            <text:p>NWDoor</text:p>
          </table:table-cell>
          <table:table-cell office:value-type="string">
            <text:p>VendDoor</text:p>
          </table:table-cell>
          <table:table-cell/>
          <table:table-cell office:value-type="string">
            <text:p>RNDLab</text:p>
          </table:table-cell>
          <table:table-cell table:number-columns-repeated="1014"/>
        </table:table-row>
        <table:table-row table:style-name="ro2">
          <table:table-cell office:value-type="string">
            <text:p>HonorsLab</text:p>
          </table:table-cell>
          <table:table-cell table:number-columns-repeated="2"/>
          <table:table-cell table:formula="of:=-((4096/2)-[.B79])*0.0328" office:value-type="float" office:value="-67.1744">
            <text:p>-67.1744</text:p>
          </table:table-cell>
          <table:table-cell table:formula="of:=((1440/2)-[.C79])*0.0328" office:value-type="float" office:value="23.616">
            <text:p>23.616</text:p>
          </table:table-cell>
          <table:table-cell office:value-type="string">
            <text:p>L</text:p>
          </table:table-cell>
          <table:table-cell office:value-type="string">
            <text:p>AtriumSE</text:p>
          </table:table-cell>
          <table:table-cell office:value-type="string">
            <text:p>NEHall</text:p>
          </table:table-cell>
          <table:table-cell/>
          <table:table-cell office:value-type="string">
            <text:p>HonorsLab</text:p>
          </table:table-cell>
          <table:table-cell table:number-columns-repeated="1014"/>
        </table:table-row>
        <table:table-row table:style-name="ro1">
          <table:table-cell office:value-type="string">
            <text:p>ICL1</text:p>
          </table:table-cell>
          <table:table-cell office:value-type="float" office:value="1367">
            <text:p>1367</text:p>
          </table:table-cell>
          <table:table-cell office:value-type="float" office:value="349">
            <text:p>349</text:p>
          </table:table-cell>
          <table:table-cell table:formula="of:=-((4096/2)-[.B80])*0.0328" office:value-type="float" office:value="-22.3368">
            <text:p>-22.3368</text:p>
          </table:table-cell>
          <table:table-cell table:formula="of:=((1440/2)-[.C80])*0.0328" office:value-type="float" office:value="12.1688">
            <text:p>12.1688</text:p>
          </table:table-cell>
          <table:table-cell office:value-type="string">
            <text:p>L</text:p>
          </table:table-cell>
          <table:table-cell office:value-type="string">
            <text:p>WHall4</text:p>
          </table:table-cell>
          <table:table-cell table:number-columns-repeated="2"/>
          <table:table-cell office:value-type="string">
            <text:p>ICL1</text:p>
          </table:table-cell>
          <table:table-cell table:number-columns-repeated="1014"/>
        </table:table-row>
        <table:table-row table:style-name="ro1">
          <table:table-cell office:value-type="string">
            <text:p>ICL2</text:p>
          </table:table-cell>
          <table:table-cell office:value-type="float" office:value="1706">
            <text:p>1706</text:p>
          </table:table-cell>
          <table:table-cell office:value-type="float" office:value="349">
            <text:p>349</text:p>
          </table:table-cell>
          <table:table-cell table:formula="of:=-((4096/2)-[.B81])*0.0328" office:value-type="float" office:value="-11.2176">
            <text:p>-11.2176</text:p>
          </table:table-cell>
          <table:table-cell table:formula="of:=((1440/2)-[.C81])*0.0328" office:value-type="float" office:value="12.1688">
            <text:p>12.1688</text:p>
          </table:table-cell>
          <table:table-cell office:value-type="string">
            <text:p>L</text:p>
          </table:table-cell>
          <table:table-cell office:value-type="string">
            <text:p>WHall3</text:p>
          </table:table-cell>
          <table:table-cell table:number-columns-repeated="2"/>
          <table:table-cell office:value-type="string">
            <text:p>ICL2</text:p>
          </table:table-cell>
          <table:table-cell table:number-columns-repeated="1014"/>
        </table:table-row>
        <table:table-row table:style-name="ro1">
          <table:table-cell office:value-type="string">
            <text:p>ICL3</text:p>
          </table:table-cell>
          <table:table-cell office:value-type="float" office:value="870">
            <text:p>870</text:p>
          </table:table-cell>
          <table:table-cell office:value-type="float" office:value="930">
            <text:p>930</text:p>
          </table:table-cell>
          <table:table-cell table:formula="of:=-((4096/2)-[.B82])*0.0328" office:value-type="float" office:value="-38.6384">
            <text:p>-38.6384</text:p>
          </table:table-cell>
          <table:table-cell table:formula="of:=((1440/2)-[.C82])*0.0328" office:value-type="float" office:value="-6.888">
            <text:p>-6.888</text:p>
          </table:table-cell>
          <table:table-cell office:value-type="string">
            <text:p>L</text:p>
          </table:table-cell>
          <table:table-cell office:value-type="string">
            <text:p>WHall2</text:p>
          </table:table-cell>
          <table:table-cell table:number-columns-repeated="2"/>
          <table:table-cell office:value-type="string">
            <text:p>ICL3</text:p>
          </table:table-cell>
          <table:table-cell table:number-columns-repeated="1014"/>
        </table:table-row>
        <table:table-row table:style-name="ro1">
          <table:table-cell office:value-type="string">
            <text:p>ICL4</text:p>
          </table:table-cell>
          <table:table-cell office:value-type="float" office:value="1207">
            <text:p>1207</text:p>
          </table:table-cell>
          <table:table-cell office:value-type="float" office:value="930">
            <text:p>930</text:p>
          </table:table-cell>
          <table:table-cell table:number-columns-repeated="6"/>
          <table:table-cell office:value-type="string">
            <text:p>ICL4</text:p>
          </table:table-cell>
          <table:table-cell table:number-columns-repeated="1014"/>
        </table:table-row>
        <table:table-row table:style-name="ro1">
          <table:table-cell office:value-type="string">
            <text:p>ICL5</text:p>
          </table:table-cell>
          <table:table-cell office:value-type="float" office:value="1368">
            <text:p>1368</text:p>
          </table:table-cell>
          <table:table-cell office:value-type="float" office:value="930">
            <text:p>930</text:p>
          </table:table-cell>
          <table:table-cell table:formula="of:=-((4096/2)-[.B84])*0.0328" office:value-type="float" office:value="-22.304">
            <text:p>-22.304</text:p>
          </table:table-cell>
          <table:table-cell table:formula="of:=((1440/2)-[.C84])*0.0328" office:value-type="float" office:value="-6.888">
            <text:p>-6.888</text:p>
          </table:table-cell>
          <table:table-cell office:value-type="string">
            <text:p>L</text:p>
          </table:table-cell>
          <table:table-cell office:value-type="string">
            <text:p>EHall3</text:p>
          </table:table-cell>
          <table:table-cell table:number-columns-repeated="2"/>
          <table:table-cell office:value-type="string">
            <text:p>ICL5</text:p>
          </table:table-cell>
          <table:table-cell table:number-columns-repeated="1014"/>
        </table:table-row>
        <table:table-row table:style-name="ro1">
          <table:table-cell office:value-type="string">
            <text:p>ICL6</text:p>
          </table:table-cell>
          <table:table-cell office:value-type="float" office:value="1797">
            <text:p>1797</text:p>
          </table:table-cell>
          <table:table-cell office:value-type="float" office:value="930">
            <text:p>930</text:p>
          </table:table-cell>
          <table:table-cell table:formula="of:=-((4096/2)-[.B85])*0.0328" office:value-type="float" office:value="-8.2328">
            <text:p>-8.2328</text:p>
          </table:table-cell>
          <table:table-cell table:formula="of:=((1440/2)-[.C85])*0.0328" office:value-type="float" office:value="-6.888">
            <text:p>-6.888</text:p>
          </table:table-cell>
          <table:table-cell office:value-type="string">
            <text:p>L</text:p>
          </table:table-cell>
          <table:table-cell office:value-type="string">
            <text:p>EHall4</text:p>
          </table:table-cell>
          <table:table-cell table:number-columns-repeated="2"/>
          <table:table-cell office:value-type="string">
            <text:p>ICL6</text:p>
          </table:table-cell>
          <table:table-cell table:number-columns-repeated="1014"/>
        </table:table-row>
        <table:table-row table:style-name="ro2">
          <table:table-cell office:value-type="string">
            <text:p>PatternLab</text:p>
          </table:table-cell>
          <table:table-cell office:value-type="float" office:value="2096">
            <text:p>2096</text:p>
          </table:table-cell>
          <table:table-cell office:value-type="float" office:value="329">
            <text:p>329</text:p>
          </table:table-cell>
          <table:table-cell table:formula="of:=-((4096/2)-[.B86])*0.0328" office:value-type="float" office:value="1.5744">
            <text:p>1.5744</text:p>
          </table:table-cell>
          <table:table-cell table:formula="of:=((1440/2)-[.C86])*0.0328" office:value-type="float" office:value="12.8248">
            <text:p>12.8248</text:p>
          </table:table-cell>
          <table:table-cell office:value-type="string">
            <text:p>L</text:p>
          </table:table-cell>
          <table:table-cell office:value-type="string">
            <text:p>WHall6</text:p>
          </table:table-cell>
          <table:table-cell office:value-type="string">
            <text:p>WHall5</text:p>
          </table:table-cell>
          <table:table-cell/>
          <table:table-cell office:value-type="string">
            <text:p>PatternLab</text:p>
          </table:table-cell>
          <table:table-cell table:number-columns-repeated="1014"/>
        </table:table-row>
        <table:table-row table:style-name="ro2">
          <table:table-cell office:value-type="string">
            <text:p>DistribLab</text:p>
          </table:table-cell>
          <table:table-cell office:value-type="float" office:value="1974">
            <text:p>1974</text:p>
          </table:table-cell>
          <table:table-cell office:value-type="float" office:value="952">
            <text:p>952</text:p>
          </table:table-cell>
          <table:table-cell table:formula="of:=-((4096/2)-[.B87])*0.0328" office:value-type="float" office:value="-2.4272">
            <text:p>-2.4272</text:p>
          </table:table-cell>
          <table:table-cell table:formula="of:=((1440/2)-[.C87])*0.0328" office:value-type="float" office:value="-7.6096">
            <text:p>-7.6096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/>
          <table:table-cell office:value-type="string">
            <text:p>DistribLab</text:p>
          </table:table-cell>
          <table:table-cell table:number-columns-repeated="1014"/>
        </table:table-row>
        <table:table-row table:style-name="ro2">
          <table:table-cell office:value-type="string">
            <text:p>GraphicsLab</text:p>
          </table:table-cell>
          <table:table-cell office:value-type="float" office:value="2050">
            <text:p>2050</text:p>
          </table:table-cell>
          <table:table-cell office:value-type="float" office:value="953">
            <text:p>953</text:p>
          </table:table-cell>
          <table:table-cell table:formula="of:=-((4096/2)-[.B88])*0.0328" office:value-type="float" office:value="0.0656">
            <text:p>0.0656</text:p>
          </table:table-cell>
          <table:table-cell table:formula="of:=((1440/2)-[.C88])*0.0328" office:value-type="float" office:value="-7.6424">
            <text:p>-7.6424</text:p>
          </table:table-cell>
          <table:table-cell office:value-type="string">
            <text:p>L</text:p>
          </table:table-cell>
          <table:table-cell office:value-type="string">
            <text:p>EHall5</text:p>
          </table:table-cell>
          <table:table-cell office:value-type="string">
            <text:p>EHall6</text:p>
          </table:table-cell>
          <table:table-cell/>
          <table:table-cell office:value-type="string">
            <text:p>GraphicsLab</text:p>
          </table:table-cell>
          <table:table-cell table:number-columns-repeated="1014"/>
        </table:table-row>
        <table:table-row table:style-name="ro2">
          <table:table-cell office:value-type="string">
            <text:p>CompStudiesLab</text:p>
          </table:table-cell>
          <table:table-cell office:value-type="float" office:value="1082">
            <text:p>1082</text:p>
          </table:table-cell>
          <table:table-cell office:value-type="float" office:value="349">
            <text:p>349</text:p>
          </table:table-cell>
          <table:table-cell table:formula="of:=-((4096/2)-[.B89])*0.0328" office:value-type="float" office:value="-31.6848">
            <text:p>-31.6848</text:p>
          </table:table-cell>
          <table:table-cell table:formula="of:=((1440/2)-[.C89])*0.0328" office:value-type="float" office:value="12.1688">
            <text:p>12.1688</text:p>
          </table:table-cell>
          <table:table-cell office:value-type="string">
            <text:p>L</text:p>
          </table:table-cell>
          <table:table-cell office:value-type="string">
            <text:p>AtriumS3</text:p>
          </table:table-cell>
          <table:table-cell table:number-columns-repeated="2"/>
          <table:table-cell office:value-type="string">
            <text:p>CompStudiesLab</text:p>
          </table:table-cell>
          <table:table-cell table:number-columns-repeated="1014"/>
        </table:table-row>
        <table:table-row table:style-name="ro2">
          <table:table-cell office:value-type="string">
            <text:p>StudentCenter</text:p>
          </table:table-cell>
          <table:table-cell table:number-columns-repeated="2"/>
          <table:table-cell table:formula="of:=-((4096/2)-[.B90])*0.0328" office:value-type="float" office:value="-67.1744">
            <text:p>-67.1744</text:p>
          </table:table-cell>
          <table:table-cell table:formula="of:=((1440/2)-[.C90])*0.0328" office:value-type="float" office:value="23.616">
            <text:p>23.616</text:p>
          </table:table-cell>
          <table:table-cell office:value-type="string">
            <text:p>L</text:p>
          </table:table-cell>
          <table:table-cell office:value-type="string">
            <text:p>EHall1</text:p>
          </table:table-cell>
          <table:table-cell table:number-columns-repeated="2"/>
          <table:table-cell office:value-type="string">
            <text:p>StudentCenter</text:p>
          </table:table-cell>
          <table:table-cell table:number-columns-repeated="1014"/>
        </table:table-row>
        <table:table-row table:style-name="ro2">
          <table:table-cell office:value-type="string">
            <text:p>GradCenter</text:p>
          </table:table-cell>
          <table:table-cell table:number-columns-repeated="2"/>
          <table:table-cell table:formula="of:=-((4096/2)-[.B91])*0.0328" office:value-type="float" office:value="-67.1744">
            <text:p>-67.1744</text:p>
          </table:table-cell>
          <table:table-cell table:formula="of:=((1440/2)-[.C91])*0.0328" office:value-type="float" office:value="23.616">
            <text:p>23.616</text:p>
          </table:table-cell>
          <table:table-cell office:value-type="string">
            <text:p>L</text:p>
          </table:table-cell>
          <table:table-cell office:value-type="string">
            <text:p>EHall2</text:p>
          </table:table-cell>
          <table:table-cell table:number-columns-repeated="2"/>
          <table:table-cell office:value-type="string">
            <text:p>GradCenter</text:p>
          </table:table-cell>
          <table:table-cell table:number-columns-repeated="1014"/>
        </table:table-row>
        <table:table-row table:style-name="ro2">
          <table:table-cell office:value-type="string">
            <text:p>CSOffice</text:p>
          </table:table-cell>
          <table:table-cell table:number-columns-repeated="2"/>
          <table:table-cell table:formula="of:=-((4096/2)-[.B92])*0.0328" office:value-type="float" office:value="-67.1744">
            <text:p>-67.1744</text:p>
          </table:table-cell>
          <table:table-cell table:formula="of:=((1440/2)-[.C92])*0.0328" office:value-type="float" office:value="23.616">
            <text:p>23.616</text:p>
          </table:table-cell>
          <table:table-cell office:value-type="string">
            <text:p>O</text:p>
          </table:table-cell>
          <table:table-cell office:value-type="string">
            <text:p>AtriumNE</text:p>
          </table:table-cell>
          <table:table-cell table:number-columns-repeated="2"/>
          <table:table-cell office:value-type="string">
            <text:p>CSOffice</text:p>
          </table:table-cell>
          <table:table-cell table:number-columns-repeated="1014"/>
        </table:table-row>
        <table:table-row table:style-name="ro2">
          <table:table-cell office:value-type="string">
            <text:p>Class3000</text:p>
          </table:table-cell>
          <table:table-cell table:number-columns-repeated="2"/>
          <table:table-cell table:formula="of:=-((4096/2)-[.B93])*0.0328" office:value-type="float" office:value="-67.1744">
            <text:p>-67.1744</text:p>
          </table:table-cell>
          <table:table-cell table:formula="of:=((1440/2)-[.C93])*0.0328" office:value-type="float" office:value="23.616">
            <text:p>23.616</text:p>
          </table:table-cell>
          <table:table-cell office:value-type="string">
            <text:p>C</text:p>
          </table:table-cell>
          <table:table-cell office:value-type="string">
            <text:p>AtriumN</text:p>
          </table:table-cell>
          <table:table-cell table:number-columns-repeated="2"/>
          <table:table-cell office:value-type="string">
            <text:p>Class3000</text:p>
          </table:table-cell>
          <table:table-cell table:number-columns-repeated="1014"/>
        </table:table-row>
        <table:table-row table:style-name="ro1">
          <table:table-cell office:value-type="string">
            <text:p>Class3510</text:p>
          </table:table-cell>
          <table:table-cell office:value-type="float" office:value="1901">
            <text:p>1901</text:p>
          </table:table-cell>
          <table:table-cell office:value-type="float" office:value="325">
            <text:p>325</text:p>
          </table:table-cell>
          <table:table-cell table:formula="of:=-((4096/2)-[.B94])*0.0328" office:value-type="float" office:value="-4.8216">
            <text:p>-4.8216</text:p>
          </table:table-cell>
          <table:table-cell table:formula="of:=((1440/2)-[.C94])*0.0328" office:value-type="float" office:value="12.956">
            <text:p>12.956</text:p>
          </table:table-cell>
          <table:table-cell office:value-type="string">
            <text:p>C</text:p>
          </table:table-cell>
          <table:table-cell office:value-type="string">
            <text:p>WHall5</text:p>
          </table:table-cell>
          <table:table-cell table:number-columns-repeated="2"/>
          <table:table-cell office:value-type="string">
            <text:p>Class3510</text:p>
          </table:table-cell>
          <table:table-cell table:number-columns-repeated="1014"/>
        </table:table-row>
        <table:table-row table:style-name="ro1">
          <table:table-cell office:value-type="string">
            <text:p>Class3560</text:p>
          </table:table-cell>
          <table:table-cell office:value-type="float" office:value="820">
            <text:p>820</text:p>
          </table:table-cell>
          <table:table-cell office:value-type="float" office:value="327">
            <text:p>327</text:p>
          </table:table-cell>
          <table:table-cell table:formula="of:=-((4096/2)-[.B95])*0.0328" office:value-type="float" office:value="-40.2784">
            <text:p>-40.2784</text:p>
          </table:table-cell>
          <table:table-cell table:formula="of:=((1440/2)-[.C95])*0.0328" office:value-type="float" office:value="12.8904">
            <text:p>12.8904</text:p>
          </table:table-cell>
          <table:table-cell office:value-type="string">
            <text:p>C</text:p>
          </table:table-cell>
          <table:table-cell office:value-type="string">
            <text:p>WHall1</text:p>
          </table:table-cell>
          <table:table-cell table:number-columns-repeated="2"/>
          <table:table-cell office:value-type="string">
            <text:p>Class3560</text:p>
          </table:table-cell>
          <table:table-cell table:number-columns-repeated="1014"/>
        </table:table-row>
        <table:table-row table:style-name="ro2">
          <table:table-cell office:value-type="string">
            <text:p>Class3690</text:p>
          </table:table-cell>
          <table:table-cell office:value-type="float" office:value="393">
            <text:p>393</text:p>
          </table:table-cell>
          <table:table-cell office:value-type="float" office:value="930">
            <text:p>930</text:p>
          </table:table-cell>
          <table:table-cell table:formula="of:=-((4096/2)-[.B96])*0.0328" office:value-type="float" office:value="-54.284">
            <text:p>-54.284</text:p>
          </table:table-cell>
          <table:table-cell table:formula="of:=((1440/2)-[.C96])*0.0328" office:value-type="float" office:value="-6.888">
            <text:p>-6.888</text:p>
          </table:table-cell>
          <table:table-cell office:value-type="string">
            <text:p>C</text:p>
          </table:table-cell>
          <table:table-cell office:value-type="string">
            <text:p>SEStairs</text:p>
          </table:table-cell>
          <table:table-cell table:number-columns-repeated="2"/>
          <table:table-cell office:value-type="string">
            <text:p>Class3690</text:p>
          </table:table-cell>
          <table:table-cell table:number-columns-repeated="1014"/>
        </table:table-row>
        <table:table-row table:style-name="ro1">
          <table:table-cell office:value-type="string">
            <text:p>Class3455</text:p>
          </table:table-cell>
          <table:table-cell office:value-type="float" office:value="2089">
            <text:p>2089</text:p>
          </table:table-cell>
          <table:table-cell office:value-type="float" office:value="1042">
            <text:p>1042</text:p>
          </table:table-cell>
          <table:table-cell table:formula="of:=-((4096/2)-[.B97])*0.0328" office:value-type="float" office:value="1.3448">
            <text:p>1.3448</text:p>
          </table:table-cell>
          <table:table-cell table:formula="of:=((1440/2)-[.C97])*0.0328" office:value-type="float" office:value="-10.5616">
            <text:p>-10.5616</text:p>
          </table:table-cell>
          <table:table-cell office:value-type="string">
            <text:p>C</text:p>
          </table:table-cell>
          <table:table-cell office:value-type="string">
            <text:p>EHall6</text:p>
          </table:table-cell>
          <table:table-cell table:number-columns-repeated="2"/>
          <table:table-cell office:value-type="string">
            <text:p>Class3455</text:p>
          </table:table-cell>
          <table:table-cell table:number-columns-repeated="1014"/>
        </table:table-row>
        <table:table-row table:style-name="ro2">
          <table:table-cell office:value-type="string">
            <text:p>Class3445</text:p>
          </table:table-cell>
          <table:table-cell office:value-type="float" office:value="2343">
            <text:p>2343</text:p>
          </table:table-cell>
          <table:table-cell office:value-type="float" office:value="1042">
            <text:p>1042</text:p>
          </table:table-cell>
          <table:table-cell table:formula="of:=-((4096/2)-[.B98])*0.0328" office:value-type="float" office:value="9.676">
            <text:p>9.676</text:p>
          </table:table-cell>
          <table:table-cell table:formula="of:=((1440/2)-[.C98])*0.0328" office:value-type="float" office:value="-10.5616">
            <text:p>-10.5616</text:p>
          </table:table-cell>
          <table:table-cell office:value-type="string">
            <text:p>C</text:p>
          </table:table-cell>
          <table:table-cell office:value-type="string">
            <text:p>EInter</text:p>
          </table:table-cell>
          <table:table-cell table:number-columns-repeated="2"/>
          <table:table-cell office:value-type="string">
            <text:p>Class3445</text:p>
          </table:table-cell>
          <table:table-cell table:number-columns-repeated="1014"/>
        </table:table-row>
        <table:table-row table:style-name="ro2">
          <table:table-cell office:value-type="string">
            <text:p>Class3435S</text:p>
          </table:table-cell>
          <table:table-cell office:value-type="float" office:value="2595">
            <text:p>2595</text:p>
          </table:table-cell>
          <table:table-cell office:value-type="float" office:value="1042">
            <text:p>1042</text:p>
          </table:table-cell>
          <table:table-cell table:formula="of:=-((4096/2)-[.B99])*0.0328" office:value-type="float" office:value="17.9416">
            <text:p>17.9416</text:p>
          </table:table-cell>
          <table:table-cell table:formula="of:=((1440/2)-[.C99])*0.0328" office:value-type="float" office:value="-10.5616">
            <text:p>-10.5616</text:p>
          </table:table-cell>
          <table:table-cell office:value-type="string">
            <text:p>C</text:p>
          </table:table-cell>
          <table:table-cell office:value-type="string">
            <text:p>NEHall</text:p>
          </table:table-cell>
          <table:table-cell table:number-columns-repeated="2"/>
          <table:table-cell office:value-type="string">
            <text:p>Class3435S</text:p>
          </table:table-cell>
          <table:table-cell table:number-columns-repeated="1014"/>
        </table:table-row>
        <table:table-row table:style-name="ro2">
          <table:table-cell office:value-type="string">
            <text:p>Class3435N</text:p>
          </table:table-cell>
          <table:table-cell office:value-type="float" office:value="2855">
            <text:p>2855</text:p>
          </table:table-cell>
          <table:table-cell office:value-type="float" office:value="1042">
            <text:p>1042</text:p>
          </table:table-cell>
          <table:table-cell table:formula="of:=-((4096/2)-[.B100])*0.0328" office:value-type="float" office:value="26.4696">
            <text:p>26.4696</text:p>
          </table:table-cell>
          <table:table-cell table:formula="of:=((1440/2)-[.C100])*0.0328" office:value-type="float" office:value="-10.5616">
            <text:p>-10.5616</text:p>
          </table:table-cell>
          <table:table-cell office:value-type="string">
            <text:p>C</text:p>
          </table:table-cell>
          <table:table-cell office:value-type="string">
            <text:p>NEDoor</text:p>
          </table:table-cell>
          <table:table-cell table:number-columns-repeated="2"/>
          <table:table-cell office:value-type="string">
            <text:p>Class3435N</text:p>
          </table:table-cell>
          <table:table-cell table:number-columns-repeated="1014"/>
        </table:table-row>
        <table:table-row table:style-name="ro2">
          <table:table-cell office:value-type="string">
            <text:p>ComputerVisionLab</text:p>
          </table:table-cell>
          <table:table-cell office:value-type="float" office:value="2834">
            <text:p>2834</text:p>
          </table:table-cell>
          <table:table-cell office:value-type="float" office:value="623">
            <text:p>623</text:p>
          </table:table-cell>
          <table:table-cell table:style-name="ce2" table:formula="of:=-((4096/2)-[.B101])*0.0328" office:value-type="float" office:value="25.7808">
            <text:p>25.7808</text:p>
          </table:table-cell>
          <table:table-cell table:style-name="ce2" table:formula="of:=((1440/2)-[.C101])*0.0328" office:value-type="float" office:value="3.1816">
            <text:p>3.1816</text:p>
          </table:table-cell>
          <table:table-cell table:number-columns-repeated="4"/>
          <table:table-cell office:value-type="string">
            <text:p>ComputerVisionLab</text:p>
          </table:table-cell>
          <table:table-cell table:number-columns-repeated="1014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7">02/07/2013</text:date>, <text:time>19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ack Butler</meta:initial-creator>
    <meta:creation-date>2012-06-20T18:56:21</meta:creation-date>
    <dc:date>2013-02-07T19:56:22</dc:date>
    <meta:generator>OpenOffice.org/3.2$Linux OpenOffice.org_project/320m12$Build-9483</meta:generator>
    <meta:editing-duration>PT09H47M45S</meta:editing-duration>
    <meta:editing-cycles>19</meta:editing-cycles>
    <dc:creator>Ravdeep </dc:creator>
    <meta:document-statistic meta:table-count="1" meta:cell-count="865" meta:object-count="0"/>
    <meta:user-defined meta:name="AppVersion">14.0300</meta:user-defined>
    <meta:user-defined meta:name="Company">Rochester Institute of Tech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